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6.749cm" fo:min-width="10.499cm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3cm" fo:min-width="10.5cm" loext:decorative="false"/>
    </style:style>
    <style:style style:name="gr3" style:family="graphic" style:parent-style-name="standard">
      <style:graphic-properties svg:stroke-width="0.053cm" svg:stroke-color="#a7074b" draw:marker-start-width="0.279cm" draw:marker-end-width="0.279cm" draw:fill-color="#eeeeee" draw:textarea-horizontal-align="justify" draw:textarea-vertical-align="middle" draw:auto-grow-height="false" fo:min-height="0.988cm" fo:min-width="0.738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000000" draw:auto-grow-height="false" fo:min-height="0.565cm" fo:min-width="0.315cm" fo:wrap-option="wrap" loext:decorative="false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282cm" fo:min-width="0.032cm" loext:decorative="false"/>
    </style:style>
    <style:style style:name="gr8" style:family="graphic" style:parent-style-name="standard">
      <style:graphic-properties svg:stroke-color="#ffffff" draw:fill-color="#000000" draw:textarea-horizontal-align="justify" draw:textarea-vertical-align="middle" draw:auto-grow-height="false" fo:min-height="0.226cm" fo:min-width="0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57cm" fo:min-width="0.207cm" loext:decorative="false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0.457cm" fo:min-width="0.207cm" loext:decorative="false"/>
    </style:style>
    <style:style style:name="gr11" style:family="graphic" style:parent-style-name="standard">
      <style:graphic-properties draw:stroke="none" svg:stroke-color="#000000" draw:fill="none" draw:fill-color="#000000" draw:textarea-horizontal-align="left" draw:auto-grow-height="true" draw:auto-grow-width="false" fo:min-height="1.182cm" fo:min-width="0cm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7.5cm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8.5cm" loext:decorative="false"/>
    </style:style>
    <style:style style:name="gr16" style:family="graphic" style:parent-style-name="standard">
      <style:graphic-properties svg:stroke-color="#ffffff" draw:fill-color="#000000" draw:textarea-horizontal-align="justify" draw:textarea-vertical-align="middle" draw:auto-grow-height="false" fo:min-height="0.501cm" fo:min-width="0.501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text-properties style:font-name="Noto Sans Math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Noto Sans Math" fo:font-weight="bold" style:font-weight-asian="bold" style:font-weight-complex="bold"/>
    </style:style>
    <style:style style:name="P6" style:family="paragraph">
      <style:text-properties fo:color="#ffffff" loext:opacity="100%" fo:font-size="30pt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ff" loext:opacity="100%" fo:font-size="30pt" fo:font-weight="bold" style:font-weight-asian="bold" style:font-weight-complex="bold"/>
    </style:style>
    <style:style style:name="P8" style:family="paragraph">
      <loext:graphic-properties draw:fill-color="#000000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000000" loext:opacity="100%" fo:font-size="30pt" fo:font-weight="bold" style:font-weight-asian="bold" style:font-weight-complex="bold"/>
    </style:style>
    <style:style style:name="P13" style:family="paragraph">
      <loext:graphic-properties draw:fill="none" draw:fill-color="#000000"/>
      <style:text-properties fo:color="#000000" loext:opacity="100%" fo:font-size="30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text-properties fo:font-size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ize-asian="10pt" style:font-size-complex="10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0.999cm" svg:height="16.999cm" svg:x="5cm" svg:y="5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1.55cm" svg:x="5cm" svg:y="20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5cm" svg:height="1.75cm" svg:x="5.8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337cm" svg:height="1.195cm" svg:x="5.4cm" svg:y="5.038cm">
          <draw:text-box>
            <text:p text:style-name="P4"><text:span text:style-name="T1">@usuario_01</text:span></text:p>
          </draw:text-box>
        </draw:frame>
        <draw:frame draw:style-name="gr5" draw:text-style-name="P7" draw:layer="layout" svg:width="1cm" svg:height="1.432cm" svg:x="10cm" svg:y="20.55cm">
          <draw:text-box>
            <text:p text:style-name="P6"><text:span text:style-name="T2">+</text:span></text:p>
          </draw:text-box>
        </draw:frame>
        <draw:custom-shape draw:style-name="gr6" draw:text-style-name="P8" draw:layer="layout" svg:width="0.999cm" svg:height="0.999cm" svg:x="5.75cm" svg:y="2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2" draw:layer="layout" svg:width="0.75cm" svg:height="0.75cm" svg:x="7.65cm" svg:y="20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0.25cm" svg:height="0.5cm" draw:transform="rotate (-0.541052068118243) translate (7.795cm 21.31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999cm" svg:height="0.999cm" svg:x="14.501cm" svg:y="11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11" draw:layer="layout" svg:width="3.96cm" svg:height="0.725cm" svg:x="5.75cm" svg:y="9.25cm">
          <draw:text-box>
            <text:p text:style-name="P10"><text:span text:style-name="T3">Nome do usuário</text:span></text:p>
          </draw:text-box>
        </draw:frame>
        <draw:custom-shape draw:style-name="gr10" draw:text-style-name="P2" draw:layer="layout" svg:width="0.999cm" svg:height="0.999cm" svg:x="14.251cm" svg:y="20.7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1" draw:text-style-name="P13" draw:layer="layout" svg:width="1cm" svg:height="1.432cm" svg:x="13.05cm" svg:y="4.85cm">
          <draw:text-box>
            <text:p text:style-name="P12"><text:span text:style-name="T4">+</text:span></text:p>
          </draw:text-box>
        </draw:frame>
        <draw:line draw:style-name="gr12" draw:text-style-name="P1" draw:layer="layout" svg:x1="15cm" svg:y1="5.35cm" svg:x2="15.749cm" svg:y2="5.349cm">
          <text:p/>
        </draw:line>
        <draw:line draw:style-name="gr12" draw:text-style-name="P1" draw:layer="layout" svg:x1="15.001cm" svg:y1="5.551cm" svg:x2="15.75cm" svg:y2="5.55cm">
          <text:p/>
        </draw:line>
        <draw:line draw:style-name="gr12" draw:text-style-name="P1" draw:layer="layout" svg:x1="15.001cm" svg:y1="5.751cm" svg:x2="15.75cm" svg:y2="5.75cm">
          <text:p/>
        </draw:line>
        <draw:frame draw:style-name="gr4" draw:text-style-name="P14" draw:layer="layout" svg:width="1.208cm" svg:height="0.962cm" svg:x="8.95cm" svg:y="7.3cm">
          <draw:text-box>
            <text:p text:style-name="P10"><text:span text:style-name="T4">10</text:span></text:p>
          </draw:text-box>
        </draw:frame>
        <draw:frame draw:style-name="gr4" draw:text-style-name="P14" draw:layer="layout" svg:width="1.208cm" svg:height="0.962cm" svg:x="12.85cm" svg:y="7.3cm">
          <draw:text-box>
            <text:p text:style-name="P10"><text:span text:style-name="T4">10</text:span></text:p>
          </draw:text-box>
        </draw:frame>
        <draw:frame draw:style-name="gr4" draw:text-style-name="P14" draw:layer="layout" svg:width="1.208cm" svg:height="0.962cm" svg:x="10.85cm" svg:y="7.3cm">
          <draw:text-box>
            <text:p text:style-name="P10"><text:span text:style-name="T4">10</text:span></text:p>
          </draw:text-box>
        </draw:frame>
        <draw:frame draw:style-name="gr4" draw:text-style-name="P16" draw:layer="layout" svg:width="1.381cm" svg:height="0.645cm" svg:x="8.85cm" svg:y="7.85cm">
          <draw:text-box>
            <text:p text:style-name="P15"><text:span text:style-name="T5">Posts</text:span></text:p>
          </draw:text-box>
        </draw:frame>
        <draw:frame draw:style-name="gr4" draw:text-style-name="P16" draw:layer="layout" svg:width="2.005cm" svg:height="0.645cm" svg:x="10.45cm" svg:y="7.855cm">
          <draw:text-box>
            <text:p text:style-name="P15"><text:span text:style-name="T5">Followers</text:span></text:p>
          </draw:text-box>
        </draw:frame>
        <draw:frame draw:style-name="gr4" draw:text-style-name="P16" draw:layer="layout" svg:width="1.986cm" svg:height="0.645cm" svg:x="12.451cm" svg:y="7.856cm">
          <draw:text-box>
            <text:p text:style-name="P15"><text:span text:style-name="T5">Following</text:span></text:p>
          </draw:text-box>
        </draw:frame>
        <draw:frame draw:style-name="gr13" draw:text-style-name="P18" draw:layer="layout" svg:width="2.173cm" svg:height="0.725cm" svg:x="5.827cm" svg:y="10cm">
          <draw:text-box>
            <text:p text:style-name="P17"><text:span text:style-name="T6">Biografia</text:span></text:p>
          </draw:text-box>
        </draw:frame>
        <draw:custom-shape draw:style-name="gr14" draw:text-style-name="P9" draw:layer="layout" svg:width="8cm" svg:height="0.999cm" svg:x="6cm" svg:y="11.5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.279cm" svg:height="0.645cm" svg:x="8.8cm" svg:y="11.7cm">
          <draw:text-box>
            <text:p><text:span text:style-name="T7">Editar perfil</text:span></text:p>
          </draw:text-box>
        </draw:frame>
        <draw:frame draw:style-name="gr11" draw:text-style-name="P13" draw:layer="layout" svg:width="1cm" svg:height="1.432cm" svg:x="14.95cm" svg:y="11.65cm">
          <draw:text-box>
            <text:p text:style-name="P12"><text:span text:style-name="T4">+</text:span></text:p>
          </draw:text-box>
        </draw:frame>
        <draw:custom-shape draw:style-name="gr15" draw:text-style-name="P9" draw:layer="layout" svg:width="9cm" svg:height="6cm" svg:x="6cm" svg:y="14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cm" svg:height="1.432cm" svg:x="7.15cm" svg:y="7.85cm">
          <draw:text-box>
            <text:p text:style-name="P12"><text:span text:style-name="T4">+</text:span></text:p>
          </draw:text-box>
        </draw:frame>
        <draw:custom-shape draw:style-name="gr16" draw:text-style-name="P2" draw:layer="layout" svg:width="1cm" svg:height="0.75cm" svg:x="12.1cm" svg:y="20.75cm">
          <text:p/>
          <draw:enhanced-geometry svg:viewBox="0 0 21600 21600" draw:glue-points="10800 0 0 10800 10800 21600 21600 10800 ?f40 ?f41" draw:text-areas="0 0 21600 21600" draw:type="rectangular-callout" draw:modifiers="4898.3016983017 30516.111850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6:44:38.663996611</meta:creation-date>
    <dc:date>2025-04-08T17:22:44.183629452</dc:date>
    <meta:editing-duration>PT5M28S</meta:editing-duration>
    <meta:editing-cycles>2</meta:editing-cycles>
    <meta:generator>LibreOffice/24.8.5.2$Linux_X86_64 LibreOffice_project/480$Build-2</meta:generator>
    <meta:document-statistic meta:object-count="28"/>
  </office:meta>
</office:document-meta>
</file>